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olutionEnFctDuTemps" table:style-name="ta1">
        <table:shapes>
          <draw:frame draw:z-index="0" draw:style-name="gr1" draw:text-style-name="P1" svg:width="159.9mm" svg:height="90.05mm" svg:x="56.97mm" svg:y="1.06mm">
            <loext:p draw:notify-on-update-of-ranges="evolutionEnFctDuTemps.A2:evolutionEnFctDuTemps.A14 evolutionEnFctDuTemps.B1:evolutionEnFctDuTemps.B1 evolutionEnFctDuTemps.B2:evolutionEnFctDuTemps.B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 </text:p>
          </table:table-cell>
          <table:table-cell office:value-type="string" calcext:value-type="string">
            <text:p>temp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4.4709" calcext:value-type="float">
            <text:p>274,47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4.0827" calcext:value-type="float">
            <text:p>274,08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4.2273" calcext:value-type="float">
            <text:p>274,2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4.1432" calcext:value-type="float">
            <text:p>274,1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74.6216" calcext:value-type="float">
            <text:p>274,62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74.8807" calcext:value-type="float">
            <text:p>274,8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4.0007" calcext:value-type="float">
            <text:p>274,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74.5151" calcext:value-type="float">
            <text:p>274,515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85.1488" calcext:value-type="float">
            <text:p>285,14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9.9636" calcext:value-type="float">
            <text:p>529,96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8.2365" calcext:value-type="float">
            <text:p>1358,23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8.1427" calcext:value-type="float">
            <text:p>1328,14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61.5978" calcext:value-type="float">
            <text:p>1361,59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04:00:00.214483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9T04:01:19.382086102</dc:date>
    <meta:editing-duration>PT7M2S</meta:editing-duration>
    <meta:editing-cycles>3</meta:editing-cycles>
    <meta:generator>LibreOffice/5.2.2.2$Linux_X86_64 LibreOffice_project/20m0$Build-2</meta:generator>
    <meta:document-statistic meta:table-count="1" meta:cell-count="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1cm" svg:height="9.006cm" xlink:href=".." xlink:type="simple" chart:class="chart:line" chart:style-name="ch1">
        <chart:title svg:x="1.985cm" svg:y="0.316cm" chart:style-name="ch2">
          <text:p>Durée d'exécution en fonction du nombre de run consécutifs</text:p>
        </chart:title>
        <chart:legend chart:legend-position="end" svg:x="13.694cm" svg:y="4.204cm" style:legend-expansion="high" chart:style-name="ch3"/>
        <chart:plot-area chart:style-name="ch4" table:cell-range-address="evolutionEnFctDuTemps.A1:evolutionEnFctDuTemps.B14" chart:data-source-has-labels="both" svg:x="1.33cm" svg:y="1.275cm" svg:width="12.045cm" svg:height="6.57cm">
          <chartooo:coordinate-region svg:x="2.137cm" svg:y="1.474cm" svg:width="10.866cm" svg:height="5.724cm"/>
          <chart:axis chart:dimension="x" chart:name="primary-x" chart:style-name="ch5" chartooo:axis-type="auto">
            <chartooo:date-scale/>
            <chart:title svg:x="6.964cm" svg:y="8.025cm" chart:style-name="ch6">
              <text:p>#run</text:p>
            </chart:title>
            <chart:categories table:cell-range-address="evolutionEnFctDuTemps.A2:evolutionEnFctDuTemps.A14"/>
          </chart:axis>
          <chart:axis chart:dimension="y" chart:name="primary-y" chart:style-name="ch5">
            <chart:title svg:x="0.451cm" svg:y="5.279cm" chart:style-name="ch7">
              <text:p>temps (s)</text:p>
            </chart:title>
            <chart:grid chart:style-name="ch8" chart:class="major"/>
          </chart:axis>
          <chart:series chart:style-name="ch9" chart:values-cell-range-address="evolutionEnFctDuTemps.B2:evolutionEnFctDuTemps.B14" chart:label-cell-address="evolutionEnFctDuTemps.B1:evolutionEnFctDuTemps.B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  <draw:g>
                  <svg:desc>evolutionEnFctDuTemps.B1:evolutionEnFctDuTemps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evolutionEnFctDuTemps.A2:evolutionEnFctDuTemps.A14</svg:desc>
                </draw:g>
              </table:table-cell>
              <table:table-cell office:value-type="float" office:value="274.4709">
                <text:p>274.4709</text:p>
                <draw:g>
                  <svg:desc>evolutionEnFctDuTemps.B2:evolutionEnFctDuTemps.B1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74.0827">
                <text:p>274.08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74.2273">
                <text:p>274.22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74.1432">
                <text:p>274.14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74.6216">
                <text:p>274.62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74.8807">
                <text:p>274.88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74.0007">
                <text:p>274.000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74.5151">
                <text:p>274.5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85.1488">
                <text:p>285.148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9.9636">
                <text:p>529.963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358.2365">
                <text:p>1358.236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328.1427">
                <text:p>1328.14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61.5978">
                <text:p>1361.5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